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2.82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95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Excel_20_Built-in_20_Normal">
      <style:table-cell-properties fo:background-color="#99ccff" fo:border="0.002cm solid #000000"/>
      <style:text-properties fo:font-size="12pt" fo:language="es" fo:country="ES" fo:font-weight="bold" style:text-underline-mode="continuous" style:text-overline-mode="continuous" style:text-line-through-mode="continuous" style:font-size-asian="12pt" style:language-asian="zh" style:country-asian="CN" style:font-weight-asian="bold" style:font-size-complex="12pt" style:language-complex="hi" style:country-complex="IN" style:font-weight-complex="bold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fo:border="0.002cm solid #000000"/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background-color="transparent" fo:border="0.002cm solid #000000"/>
      <style:text-properties fo:font-size="11pt" fo:language="es" fo:country="ES" fo:font-weight="bold" style:text-underline-mode="continuous" style:text-overline-mode="continuous" style:text-line-through-mode="continuous" style:font-size-asian="11pt" style:language-asian="zh" style:country-asian="CN" style:font-weight-asian="bold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16" table:default-cell-style-name="Excel_20_Built-in_20_Normal"/>
        <table:table-column table:style-name="co3" table:number-columns-repeated="6" table:default-cell-style-name="Default"/>
        <table:table-row table:style-name="ro1">
          <table:table-cell table:style-name="ce1" office:value-type="string">
            <text:p>Nutrients</text:p>
          </table:table-cell>
          <table:table-cell table:style-name="ce1" office:value-type="string">
            <text:p>Quantity per liter of wa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AHCO3 (Sodium bicarbonate)</text:p>
          </table:table-cell>
          <table:table-cell table:style-name="ce2" office:value-type="string">
            <text:p>16.8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K2HPO4 (Dipotassium hydrogen phosphate)</text:p>
          </table:table-cell>
          <table:table-cell table:style-name="ce2" office:value-type="string">
            <text:p>0.5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aNO3 (Sodium nitrate)</text:p>
          </table:table-cell>
          <table:table-cell table:style-name="ce2" office:value-type="string">
            <text:p>2.5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K2SO4 (Potassium Sulfate)</text:p>
          </table:table-cell>
          <table:table-cell table:style-name="ce2" office:value-type="string">
            <text:p>1.0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gSO4 . 7 H2O (Magnesium sulfate)</text:p>
          </table:table-cell>
          <table:table-cell table:style-name="ce2" office:value-type="string">
            <text:p>0.20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Cl2 (calcium chloride)</text:p>
          </table:table-cell>
          <table:table-cell table:style-name="ce2" office:value-type="string">
            <text:p>0.04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eSO4 . 7 H2O (Ferrous sulfate)</text:p>
          </table:table-cell>
          <table:table-cell table:style-name="ce2" office:value-type="string">
            <text:p>0.01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DTA (ethylene diamino tetracetic acid)</text:p>
          </table:table-cell>
          <table:table-cell table:style-name="ce2" office:value-type="string">
            <text:p>0.0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olution A</text:p>
          </table:table-cell>
          <table:table-cell table:style-name="ce2" office:value-type="string">
            <text:p>1 m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olution B</text:p>
          </table:table-cell>
          <table:table-cell table:style-name="ce2" office:value-type="string">
            <text:p>1 ml</text:p>
          </table:table-cell>
          <table:table-cell table:number-columns-repeated="1022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string" table:number-columns-spanned="2" table:number-rows-spanned="1">
            <text:p>To make Solution A, you’ll need:</text:p>
          </table:table-cell>
          <table:covered-table-cell table:style-name="ce5"/>
          <table:table-cell table:number-columns-repeated="1022"/>
        </table:table-row>
        <table:table-row table:style-name="ro1">
          <table:table-cell table:style-name="ce2" office:value-type="string">
            <text:p>Solution A</text:p>
          </table:table-cell>
          <table:table-cell table:style-name="ce2" office:value-type="string">
            <text:p>Quantity per liter of wat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H3BO3 (Boric acid)</text:p>
          </table:table-cell>
          <table:table-cell table:style-name="ce4" office:value-type="string">
            <text:p>2.86g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MnCl2 . 4 H2O</text:p>
          </table:table-cell>
          <table:table-cell table:style-name="ce4" office:value-type="string">
            <text:p>1.81g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ZnSO4 (Zinc sulfate)</text:p>
          </table:table-cell>
          <table:table-cell table:style-name="ce4" office:value-type="string">
            <text:p>0.22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uSO4 (Copper Sulfate)</text:p>
          </table:table-cell>
          <table:table-cell table:style-name="ce4" office:value-type="string">
            <text:p>0.08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oO3 (Molybdenum oxide)</text:p>
          </table:table-cell>
          <table:table-cell table:style-name="ce4" office:value-type="string">
            <text:p>0.01g</text:p>
          </table:table-cell>
          <table:table-cell/>
          <table:table-cell table:style-name="Default"/>
          <table:table-cell table:number-columns-repeated="1020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3" office:value-type="string" table:number-columns-spanned="2" table:number-rows-spanned="1">
            <text:p>To make solution B, you’ll need:</text:p>
          </table:table-cell>
          <table:covered-table-cell table:style-name="ce5"/>
          <table:table-cell table:number-columns-repeated="1022"/>
        </table:table-row>
        <table:table-row table:style-name="ro1">
          <table:table-cell table:style-name="ce2" office:value-type="string">
            <text:p>Solution B</text:p>
          </table:table-cell>
          <table:table-cell table:style-name="ce2" office:value-type="string">
            <text:p>Quantity per liter of wat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H4VO3 (ammonium vanadianate)</text:p>
          </table:table-cell>
          <table:table-cell table:style-name="ce4" office:value-type="string">
            <text:p>229.10-4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2Cr (SO4)4 . 24 H2O (Chrome alun)</text:p>
          </table:table-cell>
          <table:table-cell table:style-name="ce4" office:value-type="string">
            <text:p>960 . 10 -4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iSO4 . 7 H2O (Nickel sulfate)</text:p>
          </table:table-cell>
          <table:table-cell table:style-name="ce4" office:value-type="string">
            <text:p>478. 10 -4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a2WO4 (Sodium wolframate)</text:p>
          </table:table-cell>
          <table:table-cell table:style-name="ce4" office:value-type="string">
            <text:p>179. 10 -4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o(NO3)2 . 7 H2O (cobalte nitrate)</text:p>
          </table:table-cell>
          <table:table-cell table:style-name="ce4" office:value-type="string">
            <text:p>44. 10 -4g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17/02/2017</text:date>, <text:time>09:58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7T09:58:25.84</dc:date>
    <dc:creator>asier eguilaz</dc:creator>
    <meta:document-statistic meta:table-count="1" meta:cell-count="48" meta:object-count="0"/>
    <meta:generator>OpenOffice/4.1.3$Win32 OpenOffice.org_project/413m1$Build-9783</meta:generator>
  </office:meta>
</office:document-meta>
</file>